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 svg:font-family="OpenSans, Arial, sans-serif"/>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6.51cm" fo:margin-left="-0.191cm" fo:margin-top="0cm" fo:margin-bottom="0cm" table:align="left" style:writing-mode="lr-tb"/>
    </style:style>
    <style:style style:name="Table1.A" style:family="table-column">
      <style:table-column-properties style:column-width="2.036cm"/>
    </style:style>
    <style:style style:name="Table1.B" style:family="table-column">
      <style:table-column-properties style:column-width="14.473cm"/>
    </style:style>
    <style:style style:name="Table1.1" style:family="table-row">
      <style:table-row-properties style:keep-together="true" fo:keep-together="auto"/>
    </style:style>
    <style:style style:name="Table1.A1" style:family="table-cell">
      <style:table-cell-properties fo:background-color="#ffffff" fo:padding-left="0.191cm" fo:padding-right="0.191cm" fo:padding-top="0cm" fo:padding-bottom="0cm" fo:border="0.035cm solid #000001">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style:text-properties fo:font-style="italic" style:font-style-asian="italic"/>
    </style:style>
    <style:style style:name="P3" style:family="paragraph" style:parent-style-name="Standard">
      <style:paragraph-properties fo:line-height="100%"/>
      <style:text-properties fo:font-style="italic" fo:font-weight="bold" style:font-style-asian="italic" style:font-weight-asian="bold"/>
    </style:style>
    <style:style style:name="P4" style:family="paragraph" style:parent-style-name="Standard">
      <style:paragraph-properties fo:margin-left="0.318cm" fo:margin-right="0cm" fo:line-height="100%" fo:text-indent="0cm" style:auto-text-indent="false"/>
    </style:style>
    <style:style style:name="P5" style:family="paragraph" style:parent-style-name="Standard" style:master-page-name="Standard">
      <style:paragraph-properties style:page-number="auto"/>
      <style:text-properties fo:color="#999999"/>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color="#1155cc" fo:font-style="italic" style:font-style-asian="italic"/>
    </style:style>
    <style:style style:name="T4" style:family="text">
      <style:text-properties fo:color="#1155cc" fo:font-style="italic" style:text-underline-style="solid" style:text-underline-width="auto" style:text-underline-color="font-color" style:font-style-asian="italic"/>
    </style:style>
    <style:style style:name="T5" style:family="text">
      <style:text-properties fo:font-variant="normal" fo:text-transform="none" fo:color="#1f1f1f" style:font-name="OpenSans"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GoBack"/></text:p>
      <table:table table:name="Table1" table:style-name="Table1">
        <table:table-column table:style-name="Table1.A"/>
        <table:table-column table:style-name="Table1.B"/>
        <table:table-row table:style-name="Table1.1">
          <table:table-cell table:style-name="Table1.A1" office:value-type="string">
            <text:p text:style-name="P1"><text:span text:style-name="T2">To:</text:span></text:p>
          </table:table-cell>
          <table:table-cell table:style-name="Table1.A1" office:value-type="string">
            <text:p text:style-name="P1"><text:span text:style-name="T4">opsdirector@officegreen.com</text:span><text:span text:style-name="T3">; </text:span><text:span text:style-name="T4">productdirector@officegreen.com; hrspecialist@officegreen.com</text:span><text:span text:style-name="T3">; </text:span><text:span text:style-name="T4">srvphr@officegreen.com</text:span></text:p>
          </table:table-cell>
        </table:table-row>
        <table:table-row table:style-name="Table1.1">
          <table:table-cell table:style-name="Table1.A1" office:value-type="string">
            <text:p text:style-name="P1"><text:span text:style-name="T2">Subject:</text:span><text:span text:style-name="T1"> </text:span></text:p>
          </table:table-cell>
          <table:table-cell table:style-name="Table1.A1" office:value-type="string">
            <text:p text:style-name="P3">[Requires Attention]Driver Issue</text:p>
          </table:table-cell>
        </table:table-row>
        <table:table-row table:style-name="Table1.1">
          <table:table-cell table:style-name="Table1.A1" table:number-columns-spanned="2" office:value-type="string">
            <text:p text:style-name="P4">Good morning, Karen and fellow Plant Pal-adins.</text:p>
            <text:p text:style-name="P4"/>
            <text:p text:style-name="P4">I am Project Manager at Plant Pals distribution, we have come accross a distribution issue I would like to bring to your attention. <text:span text:style-name="T5">our team has encountered some problems along the way. One major issue is that you don’t have enough drivers to deliver all of the orders on time. So far, the drivers have delivered only 80% of the plants successfully. Customer satisfaction has suffered, and some customers have already canceled their subscriptions. Our team needs to raise the on-time delivery rate to at least 90% to avoid sending the next batch out late. A delay could create even more issues—setting back the project timeline, risking product quality, and hurting revenue.</text:span> </text:p>
            <text:p text:style-name="P4"/>
            <text:p text:style-name="P4">We have several ideas to manage this issue:</text:p>
            <text:p text:style-name="P4">Hire more drivers</text:p>
            <text:p text:style-name="P4">Disscuss current drivers working overtime to meet our targets</text:p>
            <text:p text:style-name="P4">Send them an article about 'Quiet Quitting' and lecture them about bootstraps</text:p>
            <text:p text:style-name="P4">A combination of the above</text:p>
            <text:p text:style-name="P4"/>
            <text:p text:style-name="P4">If our delivery targets are not met we will continue to bleed customers and lose our sterling reputation, please advise on how we should move forward.</text:p>
            <text:p text:style-name="P4"/>
            <text:p text:style-name="P4">I would reccomend paying the cost of more overtime for the short term while we look for further applicants on linkedin to resolve this issue longterm</text:p>
            <text:p text:style-name="P4"/>
            <text:p text:style-name="P4">For your consideration, Sir(s)/Ma'am(s)/Preferred Pronoun(s)</text:p>
            <text:p text:style-name="P4"/>
            <text:p text:style-name="P1"/>
            <text:p text:style-name="P1"/>
            <text:p text:style-name="P1"/>
            <text:p text:style-name="P1"/>
            <text:p text:style-name="P1"/>
            <text:p text:style-name="P1"/>
            <text:p text:style-name="P1"/>
            <text:p text:style-name="P1"/>
            <text:p text:style-name="P2"/>
          </table:table-cell>
          <table:covered-table-cell/>
        </table:table-row>
      </table:table>
      <text:list xml:id="list4439771482894576100" text:style-name="Outline">
        <text:list-item>
          <text:list>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 svg:font-family="OpenSans, Arial, sans-serif"/>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font-name-asian="Arial2"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Veneskey</meta:initial-creator>
    <meta:editing-cycles>4</meta:editing-cycles>
    <meta:creation-date>2021-05-03T17:19:00</meta:creation-date>
    <dc:date>2022-08-26T08:26:40.15</dc:date>
    <meta:editing-duration>PT17M28S</meta:editing-duration>
    <meta:generator>OpenOffice/4.1.5$Win32 OpenOffice.org_project/415m1$Build-9789</meta:generator>
    <meta:document-statistic meta:table-count="1" meta:image-count="0" meta:object-count="0" meta:page-count="1" meta:paragraph-count="14" meta:word-count="222" meta:character-count="1463"/>
    <meta:user-defined meta:name="AppVersion">16.0000</meta:user-defined>
    <meta:user-defined meta:name="Company">Google,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